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3" svg:font-family="Tahoma"/>
    <style:font-face style:name="Liberation Mono" svg:font-family="'Liberation Mono', Liberation" style:font-family-generic="moder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-left="none" fo:border-right="none" fo:border-top="1pt solid #6666ff" fo:border-bottom="none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-left="none" fo:border-right="none" fo:border-top="1pt solid #6666ff" fo:border-bottom="none"/>
    </style:style>
    <style:style style:name="Taula6" style:family="table">
      <style:table-properties style:width="17cm" table:align="margins" style:shadow="none" style:writing-mode="lr-tb"/>
    </style:style>
    <style:style style:name="Taula6.A" style:family="table-column">
      <style:table-column-properties style:column-width="8.5cm" style:rel-column-width="32767*"/>
    </style:style>
    <style:style style:name="Tau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B1" style:family="table-cell">
      <style:table-cell-properties fo:background-color="#dddddd" fo:padding="0.097cm" fo:border="0.05pt solid #000000">
        <style:background-image/>
      </style:table-cell-properties>
    </style:style>
    <style:style style:name="Taula6.A2" style:family="table-cell">
      <style:table-cell-properties fo:padding="0.097cm" fo:border-left="0.05pt solid #000000" fo:border-right="none" fo:border-top="none" fo:border-bottom="0.05pt solid #000000"/>
    </style:style>
    <style:style style:name="Tau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3" style:family="table-cell">
      <style:table-cell-properties fo:padding="0.097cm" fo:border-left="0.05pt solid #000000" fo:border-right="none" fo:border-top="none" fo:border-bottom="0.05pt solid #000000"/>
    </style:style>
    <style:style style:name="Tau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4" style:family="table-cell">
      <style:table-cell-properties fo:padding="0.097cm" fo:border-left="0.05pt solid #000000" fo:border-right="none" fo:border-top="none" fo:border-bottom="0.05pt solid #000000"/>
    </style:style>
    <style:style style:name="Tau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5" style:family="table-cell">
      <style:table-cell-properties fo:padding="0.097cm" fo:border-left="0.05pt solid #000000" fo:border-right="none" fo:border-top="none" fo:border-bottom="0.05pt solid #000000"/>
    </style:style>
    <style:style style:name="Tau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6" style:family="table-cell">
      <style:table-cell-properties fo:padding="0.097cm" fo:border-left="0.05pt solid #000000" fo:border-right="none" fo:border-top="none" fo:border-bottom="0.05pt solid #000000"/>
    </style:style>
    <style:style style:name="Tau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7" style:family="table-cell">
      <style:table-cell-properties fo:padding="0.097cm" fo:border-left="0.05pt solid #000000" fo:border-right="none" fo:border-top="none" fo:border-bottom="0.05pt solid #000000"/>
    </style:style>
    <style:style style:name="Tau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-left="none" fo:border-right="none" fo:border-top="1pt solid #6666ff" fo:border-bottom="none"/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-left="none" fo:border-right="none" fo:border-top="1pt solid #6666ff" fo:border-bottom="none"/>
    </style:style>
    <style:style style:name="Taula9" style:family="table">
      <style:table-properties style:width="17cm" table:align="margins" style:writing-mode="lr-tb"/>
    </style:style>
    <style:style style:name="Taula9.A" style:family="table-column">
      <style:table-column-properties style:column-width="2.492cm" style:rel-column-width="1413*"/>
    </style:style>
    <style:style style:name="Taula9.B" style:family="table-column">
      <style:table-column-properties style:column-width="2.999cm" style:rel-column-width="1700*"/>
    </style:style>
    <style:style style:name="Taula9.C" style:family="table-column">
      <style:table-column-properties style:column-width="6.703cm" style:rel-column-width="3800*"/>
    </style:style>
    <style:style style:name="Taula9.D" style:family="table-column">
      <style:table-column-properties style:column-width="4.807cm" style:rel-column-width="2725*"/>
    </style:style>
    <style:style style:name="Taula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D1" style:family="table-cell">
      <style:table-cell-properties fo:background-color="#dddddd" fo:padding="0.097cm" fo:border="0.05pt solid #000000">
        <style:background-image/>
      </style:table-cell-properties>
    </style:style>
    <style:style style:name="Taula9.A2" style:family="table-cell">
      <style:table-cell-properties fo:padding="0.097cm" fo:border-left="0.05pt solid #000000" fo:border-right="none" fo:border-top="none" fo:border-bottom="0.05pt solid #000000"/>
    </style:style>
    <style:style style:name="Taula9.B2" style:family="table-cell">
      <style:table-cell-properties fo:padding="0.097cm" fo:border-left="0.05pt solid #000000" fo:border-right="none" fo:border-top="none" fo:border-bottom="0.05pt solid #000000"/>
    </style:style>
    <style:style style:name="Taula9.C2" style:family="table-cell">
      <style:table-cell-properties fo:padding="0.097cm" fo:border-left="0.05pt solid #000000" fo:border-right="none" fo:border-top="none" fo:border-bottom="0.05pt solid #000000"/>
    </style:style>
    <style:style style:name="Tau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none" fo:border-top="none" fo:border-bottom="0.05pt solid #000000"/>
    </style:style>
    <style:style style:name="Taula9.C3" style:family="table-cell">
      <style:table-cell-properties fo:padding="0.097cm" fo:border-left="0.05pt solid #000000" fo:border-right="none" fo:border-top="none" fo:border-bottom="0.05pt solid #000000"/>
    </style:style>
    <style:style style:name="Taula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none" fo:border-top="none" fo:border-bottom="0.05pt solid #000000"/>
    </style:style>
    <style:style style:name="Taula9.C4" style:family="table-cell">
      <style:table-cell-properties fo:padding="0.097cm" fo:border-left="0.05pt solid #000000" fo:border-right="none" fo:border-top="none" fo:border-bottom="0.05pt solid #000000"/>
    </style:style>
    <style:style style:name="Taula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none" fo:border-top="none" fo:border-bottom="0.05pt solid #000000"/>
    </style:style>
    <style:style style:name="Taula9.C5" style:family="table-cell">
      <style:table-cell-properties fo:padding="0.097cm" fo:border-left="0.05pt solid #000000" fo:border-right="none" fo:border-top="none" fo:border-bottom="0.05pt solid #000000"/>
    </style:style>
    <style:style style:name="Taula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none" fo:border-top="none" fo:border-bottom="0.05pt solid #000000"/>
    </style:style>
    <style:style style:name="Taula9.C6" style:family="table-cell">
      <style:table-cell-properties fo:padding="0.097cm" fo:border-left="0.05pt solid #000000" fo:border-right="none" fo:border-top="none" fo:border-bottom="0.05pt solid #000000"/>
    </style:style>
    <style:style style:name="Taula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none" fo:border-top="none" fo:border-bottom="0.05pt solid #000000"/>
    </style:style>
    <style:style style:name="Taula9.C7" style:family="table-cell">
      <style:table-cell-properties fo:padding="0.097cm" fo:border-left="0.05pt solid #000000" fo:border-right="none" fo:border-top="none" fo:border-bottom="0.05pt solid #000000"/>
    </style:style>
    <style:style style:name="Taula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none" fo:border-top="none" fo:border-bottom="0.05pt solid #000000"/>
    </style:style>
    <style:style style:name="Taula9.C8" style:family="table-cell">
      <style:table-cell-properties fo:padding="0.097cm" fo:border-left="0.05pt solid #000000" fo:border-right="none" fo:border-top="none" fo:border-bottom="0.05pt solid #000000"/>
    </style:style>
    <style:style style:name="Tau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none" fo:border-top="none" fo:border-bottom="0.05pt solid #000000"/>
    </style:style>
    <style:style style:name="Taula9.C9" style:family="table-cell">
      <style:table-cell-properties fo:padding="0.097cm" fo:border-left="0.05pt solid #000000" fo:border-right="none" fo:border-top="none" fo:border-bottom="0.05pt solid #000000"/>
    </style:style>
    <style:style style:name="Taula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none" fo:border-top="none" fo:border-bottom="0.05pt solid #000000"/>
    </style:style>
    <style:style style:name="Taula9.C10" style:family="table-cell">
      <style:table-cell-properties fo:padding="0.097cm" fo:border-left="0.05pt solid #000000" fo:border-right="none" fo:border-top="none" fo:border-bottom="0.05pt solid #000000"/>
    </style:style>
    <style:style style:name="Taula9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none" fo:border-top="none" fo:border-bottom="0.05pt solid #000000"/>
    </style:style>
    <style:style style:name="Taula9.C11" style:family="table-cell">
      <style:table-cell-properties fo:padding="0.097cm" fo:border-left="0.05pt solid #000000" fo:border-right="none" fo:border-top="none" fo:border-bottom="0.05pt solid #000000"/>
    </style:style>
    <style:style style:name="Taula9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P3" style:family="paragraph" style:parent-style-name="Table_20_Contents">
      <style:text-properties style:font-name="Tahoma1" fo:font-weight="bold" officeooo:paragraph-rsid="001122d8" style:font-weight-asian="bold" style:font-name-complex="Tahoma1" style:font-weight-complex="bold"/>
    </style:style>
    <style:style style:name="P4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.199cm" loext:contextual-spacing="false"/>
      <style:text-properties style:font-name="Tahoma" officeooo:rsid="001238b3" officeooo:paragraph-rsid="001238b3"/>
    </style:style>
    <style:style style:name="P7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139d3f" officeooo:paragraph-rsid="00139d3f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8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139d3f" officeooo:paragraph-rsid="00164782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9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2090f3" officeooo:paragraph-rsid="002090f3" style:letter-kerning="true" style:font-name-asian="Tahoma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0" style:family="paragraph" style:parent-style-name="Standard">
      <style:paragraph-properties fo:margin-top="0cm" fo:margin-bottom="0cm" loext:contextual-spacing="false" style:writing-mode="lr-tb"/>
      <style:text-properties style:font-name="Tahoma1" fo:font-size="15pt" fo:font-weight="bold" officeooo:rsid="00128e44" officeooo:paragraph-rsid="00128e44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132c52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138022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164782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.199cm" fo:margin-bottom="0cm" loext:contextual-spacing="false" style:writing-mode="lr-tb"/>
      <style:text-properties style:font-name="Tahoma1" fo:font-size="13pt" fo:font-weight="bold" officeooo:rsid="00132c52" officeooo:paragraph-rsid="00164782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fo:font-size="6pt" officeooo:paragraph-rsid="00128e44" style:font-size-asian="6pt" style:font-size-complex="6pt"/>
    </style:style>
    <style:style style:name="P16" style:family="paragraph" style:parent-style-name="Table_20_Contents">
      <style:text-properties fo:font-size="6pt" officeooo:paragraph-rsid="00132c52" style:font-size-asian="6pt" style:font-size-complex="6pt"/>
    </style:style>
    <style:style style:name="P17" style:family="paragraph" style:parent-style-name="Table_20_Contents">
      <style:text-properties fo:font-size="6pt" officeooo:paragraph-rsid="00138022" style:font-size-asian="6pt" style:font-size-complex="6pt"/>
    </style:style>
    <style:style style:name="P18" style:family="paragraph" style:parent-style-name="Table_20_Contents">
      <style:text-properties fo:font-size="6pt" officeooo:paragraph-rsid="00164782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Tahoma"/>
    </style:style>
    <style:style style:name="P20" style:family="paragraph" style:parent-style-name="Table_20_Contents">
      <style:paragraph-properties fo:text-align="center" style:justify-single-word="false"/>
      <style:text-properties style:font-name="Tahoma" fo:font-weight="bold" officeooo:rsid="00139d3f" officeooo:paragraph-rsid="00139d3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ahoma" fo:font-weight="bold" officeooo:rsid="00150531" officeooo:paragraph-rsid="0015053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ahoma" fo:font-weight="bold" officeooo:rsid="001887b7" officeooo:paragraph-rsid="001887b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ahoma" fo:font-weight="bold" officeooo:rsid="001c1920" officeooo:paragraph-rsid="001c1920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ahoma" officeooo:rsid="0019d48a" officeooo:paragraph-rsid="0019d48a"/>
    </style:style>
    <style:style style:name="P25" style:family="paragraph" style:parent-style-name="Table_20_Contents">
      <style:paragraph-properties fo:text-align="center" style:justify-single-word="false"/>
      <style:text-properties fo:color="#000099" style:font-name="Tahoma" officeooo:rsid="001db752" officeooo:paragraph-rsid="001db752"/>
    </style:style>
    <style:style style:name="P26" style:family="paragraph" style:parent-style-name="Table_20_Contents">
      <style:paragraph-properties fo:text-align="center" style:justify-single-word="false"/>
      <style:text-properties fo:color="#000099" style:font-name="Tahoma"/>
    </style:style>
    <style:style style:name="T1" style:family="text">
      <style:text-properties fo:font-weight="normal" officeooo:rsid="001122d8" style:font-weight-asian="normal" style:font-weight-complex="normal"/>
    </style:style>
    <style:style style:name="T2" style:family="text">
      <style:text-properties officeooo:rsid="00138022"/>
    </style:style>
    <style:style style:name="T3" style:family="text">
      <style:text-properties officeooo:rsid="00164782"/>
    </style:style>
    <style:style style:name="T4" style:family="text">
      <style:text-properties officeooo:rsid="0019d48a"/>
    </style:style>
    <style:style style:name="T5" style:family="text">
      <style:text-properties officeooo:rsid="002113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n esta práctica aprenderemos a administrar los diversos tipos de permisos, varios tipos de archivos, búsquedas y comparaciones asociadas a los sistemas de archivos y los comandos para tal fin.</text:p>
      <text:p text:style-name="P10">Permisos de ficheros y directorio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15"/>
          </table:table-cell>
        </table:table-row>
      </table:table>
      <text:p text:style-name="P11">Ejercicio 1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16"/>
          </table:table-cell>
        </table:table-row>
      </table:table>
      <text:p text:style-name="P12">Ejercicio <text:span text:style-name="T2">2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17"/>
          </table:table-cell>
        </table:table-row>
      </table:table>
      <text:p text:style-name="P12">Ejercicio <text:span text:style-name="T2">3</text:span>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17"/>
          </table:table-cell>
        </table:table-row>
      </table:table>
      <text:p text:style-name="P12">Ejercicio <text:span text:style-name="T2">4</text:span>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17"/>
          </table:table-cell>
        </table:table-row>
      </table:table>
      <text:p text:style-name="P7">Explica qué efecto tiene cada uno de los siguientes comandos:</text:p>
      <table:table table:name="Taula6" table:style-name="Taula6">
        <table:table-column table:style-name="Taula6.A" table:number-columns-repeated="2"/>
        <table:table-row>
          <table:table-cell table:style-name="Taula6.A1" office:value-type="string">
            <text:p text:style-name="P20">Comando</text:p>
          </table:table-cell>
          <table:table-cell table:style-name="Taula6.B1" office:value-type="string">
            <text:p text:style-name="P20">Significado</text:p>
          </table:table-cell>
        </table:table-row>
        <table:table-row>
          <table:table-cell table:style-name="Taula6.A7" office:value-type="string">
            <text:p text:style-name="P21">chmod u+x f*</text:p>
          </table:table-cell>
          <table:table-cell table:style-name="Taula6.B7" office:value-type="string">
            <text:p text:style-name="P19"/>
          </table:table-cell>
        </table:table-row>
        <table:table-row>
          <table:table-cell table:style-name="Taula6.A7" office:value-type="string">
            <text:p text:style-name="P21">chmod 751 f1</text:p>
          </table:table-cell>
          <table:table-cell table:style-name="Taula6.B7" office:value-type="string">
            <text:p text:style-name="P19"/>
          </table:table-cell>
        </table:table-row>
        <table:table-row>
          <table:table-cell table:style-name="Taula6.A7" office:value-type="string">
            <text:p text:style-name="P21">chmod a-w f2</text:p>
          </table:table-cell>
          <table:table-cell table:style-name="Taula6.B7" office:value-type="string">
            <text:p text:style-name="P19"/>
          </table:table-cell>
        </table:table-row>
        <table:table-row>
          <table:table-cell table:style-name="Taula6.A7" office:value-type="string">
            <text:p text:style-name="P21">chmod 010 f3</text:p>
          </table:table-cell>
          <table:table-cell table:style-name="Taula6.B7" office:value-type="string">
            <text:p text:style-name="P19"/>
          </table:table-cell>
        </table:table-row>
        <table:table-row>
          <table:table-cell table:style-name="Taula6.A7" office:value-type="string">
            <text:p text:style-name="P21">chmod o=rx f5</text:p>
          </table:table-cell>
          <table:table-cell table:style-name="Taula6.B7" office:value-type="string">
            <text:p text:style-name="P19"/>
          </table:table-cell>
        </table:table-row>
        <table:table-row>
          <table:table-cell table:style-name="Taula6.A7" office:value-type="string">
            <text:p text:style-name="P21">chmod 624 f6</text:p>
          </table:table-cell>
          <table:table-cell table:style-name="Taula6.B7" office:value-type="string">
            <text:p text:style-name="P19"/>
          </table:table-cell>
        </table:table-row>
      </table:table>
      <text:p text:style-name="P14">Ejercicio <text:span text:style-name="T3">5</text:span>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18"/>
          </table:table-cell>
        </table:table-row>
      </table:table>
      <text:p text:style-name="P13">Ejercicio <text:span text:style-name="T3">6</text:span>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18"/>
          </table:table-cell>
        </table:table-row>
      </table:table>
      <text:p text:style-name="P9">Crea diez ficheros en un directorio de prueba (archivo1-<text:span text:style-name="T5">archivo10</text:span>). Utilizando el signo "=" y/o la notación octal, establezca los permisos que se le indican a continuación. Compruebe que los permisos que no se han de asignar realmente quedan vacíos.</text:p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able:table-row>
          <table:table-cell table:style-name="Taula9.A1" office:value-type="string">
            <text:p text:style-name="P22">Archivo</text:p>
          </table:table-cell>
          <table:table-cell table:style-name="Taula9.A1" office:value-type="string">
            <text:p text:style-name="P22">Permisos</text:p>
          </table:table-cell>
          <table:table-cell table:style-name="Taula9.A1" office:value-type="string">
            <text:p text:style-name="P22">Signo =</text:p>
          </table:table-cell>
          <table:table-cell table:style-name="Taula9.D1" office:value-type="string">
            <text:p text:style-name="P22">Notación octal</text:p>
          </table:table-cell>
        </table:table-row>
        <table:table-row>
          <table:table-cell table:style-name="Taula9.A11" office:value-type="string">
            <text:p text:style-name="P24">archivo1</text:p>
          </table:table-cell>
          <table:table-cell table:style-name="Taula9.B2" office:value-type="string">
            <text:p text:style-name="P23">rwx------</text:p>
          </table:table-cell>
          <table:table-cell table:style-name="Taula9.C11" office:value-type="string">
            <text:p text:style-name="P25">chmod u=rwx,go= <text:span text:style-name="T4">archivo1</text:span></text:p>
          </table:table-cell>
          <table:table-cell table:style-name="Taula9.D2" office:value-type="string">
            <text:p text:style-name="P25">chmod 700 archivo1</text:p>
          </table:table-cell>
        </table:table-row>
        <table:table-row>
          <table:table-cell table:style-name="Taula9.A11" office:value-type="string">
            <text:p text:style-name="P24">archivo2</text:p>
          </table:table-cell>
          <table:table-cell table:style-name="Taula9.B3" office:value-type="string">
            <text:p text:style-name="P23">rw-------</text:p>
          </table:table-cell>
          <table:table-cell table:style-name="Taula9.C11" office:value-type="string">
            <text:p text:style-name="P26"/>
          </table:table-cell>
          <table:table-cell table:style-name="Taula9.D3" office:value-type="string">
            <text:p text:style-name="P26"/>
          </table:table-cell>
        </table:table-row>
        <table:table-row>
          <table:table-cell table:style-name="Taula9.A11" office:value-type="string">
            <text:p text:style-name="P24">archivo3</text:p>
          </table:table-cell>
          <table:table-cell table:style-name="Taula9.B4" office:value-type="string">
            <text:p text:style-name="P23">rwxrw-r-x</text:p>
          </table:table-cell>
          <table:table-cell table:style-name="Taula9.C11" office:value-type="string">
            <text:p text:style-name="P26"/>
          </table:table-cell>
          <table:table-cell table:style-name="Taula9.D4" office:value-type="string">
            <text:p text:style-name="P26"/>
          </table:table-cell>
        </table:table-row>
        <table:table-row>
          <table:table-cell table:style-name="Taula9.A11" office:value-type="string">
            <text:p text:style-name="P24">archivo4</text:p>
          </table:table-cell>
          <table:table-cell table:style-name="Taula9.B5" office:value-type="string">
            <text:p text:style-name="P23">rwxrw-r--</text:p>
          </table:table-cell>
          <table:table-cell table:style-name="Taula9.C11" office:value-type="string">
            <text:p text:style-name="P26"/>
          </table:table-cell>
          <table:table-cell table:style-name="Taula9.D5" office:value-type="string">
            <text:p text:style-name="P26"/>
          </table:table-cell>
        </table:table-row>
        <table:table-row>
          <table:table-cell table:style-name="Taula9.A11" office:value-type="string">
            <text:p text:style-name="P24">archivo5</text:p>
          </table:table-cell>
          <table:table-cell table:style-name="Taula9.B6" office:value-type="string">
            <text:p text:style-name="P23">r-xr-sr-x</text:p>
          </table:table-cell>
          <table:table-cell table:style-name="Taula9.C11" office:value-type="string">
            <text:p text:style-name="P26"/>
          </table:table-cell>
          <table:table-cell table:style-name="Taula9.D6" office:value-type="string">
            <text:p text:style-name="P26"/>
          </table:table-cell>
        </table:table-row>
        <text:soft-page-break/>
        <table:table-row>
          <table:table-cell table:style-name="Taula9.A11" office:value-type="string">
            <text:p text:style-name="P24">archivo6</text:p>
          </table:table-cell>
          <table:table-cell table:style-name="Taula9.B7" office:value-type="string">
            <text:p text:style-name="P23">rwxr-----</text:p>
          </table:table-cell>
          <table:table-cell table:style-name="Taula9.C11" office:value-type="string">
            <text:p text:style-name="P26"/>
          </table:table-cell>
          <table:table-cell table:style-name="Taula9.D7" office:value-type="string">
            <text:p text:style-name="P26"/>
          </table:table-cell>
        </table:table-row>
        <table:table-row>
          <table:table-cell table:style-name="Taula9.A11" office:value-type="string">
            <text:p text:style-name="P24">archivo7</text:p>
          </table:table-cell>
          <table:table-cell table:style-name="Taula9.B8" office:value-type="string">
            <text:p text:style-name="P23">rwsrwxrwt</text:p>
          </table:table-cell>
          <table:table-cell table:style-name="Taula9.C11" office:value-type="string">
            <text:p text:style-name="P26"/>
          </table:table-cell>
          <table:table-cell table:style-name="Taula9.D8" office:value-type="string">
            <text:p text:style-name="P26"/>
          </table:table-cell>
        </table:table-row>
        <table:table-row>
          <table:table-cell table:style-name="Taula9.A11" office:value-type="string">
            <text:p text:style-name="P24">archivo8</text:p>
          </table:table-cell>
          <table:table-cell table:style-name="Taula9.B9" office:value-type="string">
            <text:p text:style-name="P23">r-------x</text:p>
          </table:table-cell>
          <table:table-cell table:style-name="Taula9.C11" office:value-type="string">
            <text:p text:style-name="P26"/>
          </table:table-cell>
          <table:table-cell table:style-name="Taula9.D9" office:value-type="string">
            <text:p text:style-name="P26"/>
          </table:table-cell>
        </table:table-row>
        <table:table-row>
          <table:table-cell table:style-name="Taula9.A11" office:value-type="string">
            <text:p text:style-name="P24">archivo9</text:p>
          </table:table-cell>
          <table:table-cell table:style-name="Taula9.B10" office:value-type="string">
            <text:p text:style-name="P23">rwsrwxr-x</text:p>
          </table:table-cell>
          <table:table-cell table:style-name="Taula9.C11" office:value-type="string">
            <text:p text:style-name="P26"/>
          </table:table-cell>
          <table:table-cell table:style-name="Taula9.D10" office:value-type="string">
            <text:p text:style-name="P26"/>
          </table:table-cell>
        </table:table-row>
        <table:table-row>
          <table:table-cell table:style-name="Taula9.A11" office:value-type="string">
            <text:p text:style-name="P24">archivo10</text:p>
          </table:table-cell>
          <table:table-cell table:style-name="Taula9.B11" office:value-type="string">
            <text:p text:style-name="P23">rw-r--r--</text:p>
          </table:table-cell>
          <table:table-cell table:style-name="Taula9.C11" office:value-type="string">
            <text:p text:style-name="P26"/>
          </table:table-cell>
          <table:table-cell table:style-name="Taula9.D11" office:value-type="string">
            <text:p text:style-name="P2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3" svg:font-family="Tahoma"/>
    <style:font-face style:name="Liberation Mono" svg:font-family="'Liberation Mono', Liberation" style:font-family-generic="moder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punctuation-wrap="hanging" style:line-break="strict" style:writing-mode="lr-tb"/>
      <style:text-properties fo:color="#000000" style:font-name="Liberation Mono" fo:font-family="'Liberation Mono', Liberation" style:font-family-generic="modern" fo:language="es" fo:country="ES" style:letter-kerning="false" style:font-name-asian="Liberation Mono" style:font-family-asian="'Liberation Mono', Liberation" style:font-family-generic-asian="modern" style:language-asian="zh" style:country-asian="CN" style:font-name-complex="Liberation Mono" style:font-family-complex="'Liberation Mono', Liberation" style:font-family-generic-complex="modern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3.307cm" style:rel-column-width="12749*"/>
    </style:style>
    <style:style style:name="Tabla2.B" style:family="table-column">
      <style:table-column-properties style:column-width="5.193cm" style:rel-column-width="20018*"/>
    </style:style>
    <style:style style:name="Tabla2.C" style:family="table-column">
      <style:table-column-properties style:column-width="4.094cm" style:rel-column-width="15781*"/>
    </style:style>
    <style:style style:name="Tabla2.D" style:family="table-column">
      <style:table-column-properties style:column-width="4.406cm" style:rel-column-width="16987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MP3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MP4" style:family="paragraph" style:parent-style-name="Table_20_Contents">
      <style:text-properties style:font-name="Tahoma1" fo:font-weight="bold" officeooo:paragraph-rsid="001122d8" style:font-weight-asian="bold" style:font-name-complex="Tahoma1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officeooo:rsid="001122d8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Práctica: <text:span text:style-name="MT1">Práctica 17 - Trabajo con ficheros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8-04-10T20:20:02.551730972</dc:date>
    <meta:editing-cycles>272</meta:editing-cycles>
    <meta:editing-duration>PT21H15M32S</meta:editing-duration>
    <meta:generator>LibreOffice/5.1.6.2$Linux_X86_64 LibreOffice_project/10m0$Build-2</meta:generator>
    <meta:document-statistic meta:table-count="11" meta:image-count="0" meta:object-count="0" meta:page-count="2" meta:paragraph-count="54" meta:word-count="170" meta:character-count="1076" meta:non-whitespace-character-count="962"/>
  </office:meta>
</office:document-meta>
</file>